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61b7b4" officeooo:paragraph-rsid="0061b7b4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8422b" officeooo:paragraph-rsid="0068422b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8422b" officeooo:paragraph-rsid="00dbe331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d9aa28" officeooo:paragraph-rsid="00d9aa28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a2f9d" officeooo:paragraph-rsid="00de07b9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fe3f8" officeooo:paragraph-rsid="00bfe3f8" style:font-name-asian="Arial1" style:font-size-asian="12pt" style:font-style-asian="normal" style:font-weight-asian="normal" style:font-name-complex="Arial1" style:font-size-complex="12pt" style:font-style-complex="normal"/>
    </style:style>
    <style:style style:name="P9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c6254" officeooo:paragraph-rsid="00bc6254" style:font-name-asian="Arial1" style:font-size-asian="12pt" style:font-style-asian="normal" style:font-weight-asian="normal" style:font-name-complex="Arial1" style:font-size-complex="12pt" style:font-style-complex="normal"/>
    </style:style>
    <style:style style:name="P10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c6254" officeooo:paragraph-rsid="00bfe3f8" style:font-name-asian="Arial1" style:font-size-asian="12pt" style:font-style-asian="normal" style:font-weight-asian="normal" style:font-name-complex="Arial1" style:font-size-complex="12pt" style:font-style-complex="normal"/>
    </style:style>
    <style:style style:name="P11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12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13" style:family="paragraph" style:parent-style-name="Standard">
      <loext:graphic-properties draw:fill="none"/>
      <style:paragraph-properties fo:margin-left="1.3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fo:keep-with-next="auto">
        <style:tab-stops>
          <style:tab-stop style:position="0.582cm"/>
        </style:tab-stops>
      </style:paragraph-properties>
      <style:text-properties officeooo:paragraph-rsid="0047ced6"/>
    </style:style>
    <style:style style:name="P14" style:family="paragraph" style:parent-style-name="Standard" style:master-page-name="">
      <loext:graphic-properties draw:fill="none"/>
      <style:paragraph-properties fo:margin-left="1.3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transparent" fo:padding="0cm" fo:border="none" fo:keep-with-next="auto">
        <style:tab-stops>
          <style:tab-stop style:position="0.582cm"/>
        </style:tab-stops>
      </style:paragraph-properties>
      <style:text-properties officeooo:paragraph-rsid="0048f7a9"/>
    </style:style>
    <style:style style:name="P15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582cm"/>
        </style:tab-stops>
      </style:paragraph-properties>
      <style:text-properties officeooo:paragraph-rsid="004dc87f"/>
    </style:style>
    <style:style style:name="P16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582cm"/>
        </style:tab-stops>
      </style:paragraph-properties>
      <style:text-properties officeooo:paragraph-rsid="007f977a"/>
    </style:style>
    <style:style style:name="P17" style:family="paragraph" style:parent-style-name="Standard" style:master-page-name="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830520"/>
    </style:style>
    <style:style style:name="P18" style:family="paragraph" style:parent-style-name="Standard" style:master-page-name="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8f7436"/>
    </style:style>
    <style:style style:name="P19" style:family="paragraph" style:parent-style-name="Standard" style:master-page-name="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91ab63"/>
    </style:style>
    <style:style style:name="P20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a5cf51"/>
    </style:style>
    <style:style style:name="P21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a9abc3"/>
    </style:style>
    <style:style style:name="P22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bc6254"/>
    </style:style>
    <style:style style:name="P23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bfe3f8"/>
    </style:style>
    <style:style style:name="P24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392e0d"/>
    </style:style>
    <style:style style:name="P25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3b7572"/>
    </style:style>
    <style:style style:name="P26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68422b"/>
    </style:style>
    <style:style style:name="P27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6a2f9d"/>
    </style:style>
    <style:style style:name="P28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7f977a"/>
    </style:style>
    <style:style style:name="P29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7f977a"/>
    </style:style>
    <style:style style:name="P30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901691"/>
    </style:style>
    <style:style style:name="P31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94a9ad"/>
    </style:style>
    <style:style style:name="P32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9b2580"/>
    </style:style>
    <style:style style:name="P33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9d720f"/>
    </style:style>
    <style:style style:name="P34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9f5be2"/>
    </style:style>
    <style:style style:name="P35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2d8fe"/>
    </style:style>
    <style:style style:name="P36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5cf51"/>
    </style:style>
    <style:style style:name="P37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74776"/>
    </style:style>
    <style:style style:name="P38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79c97"/>
    </style:style>
    <style:style style:name="P39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8186c"/>
    </style:style>
    <style:style style:name="P40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8da4d"/>
    </style:style>
    <style:style style:name="P41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a9abc3"/>
    </style:style>
    <style:style style:name="P42" style:family="paragraph" style:parent-style-name="Standard">
      <loext:graphic-properties draw:fill="solid" draw:fill-color="#eeeeee"/>
      <style:paragraph-properties fo:margin-left="1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#eeeeee" fo:padding="0cm" fo:border="none">
        <style:tab-stops>
          <style:tab-stop style:position="0.582cm"/>
        </style:tab-stops>
      </style:paragraph-properties>
      <style:text-properties officeooo:paragraph-rsid="00b0991d"/>
    </style:style>
    <style:style style:name="P43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87d40f"/>
    </style:style>
    <style:style style:name="P44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padding="0cm" fo:border="none">
        <style:tab-stops>
          <style:tab-stop style:position="0.582cm"/>
        </style:tab-stops>
      </style:paragraph-properties>
      <style:text-properties officeooo:paragraph-rsid="00c251b9"/>
    </style:style>
    <style:style style:name="P4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66551e" officeooo:paragraph-rsid="006a2f9d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66551e" officeooo:paragraph-rsid="00e00988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66551e" officeooo:paragraph-rsid="00e0475a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01691" officeooo:paragraph-rsid="00901691" style:font-weight-asian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091ab63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091ab63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b87fe0" officeooo:paragraph-rsid="00b87fe0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ca2336" officeooo:paragraph-rsid="00cb4367" style:font-weight-asian="normal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392e0d" officeooo:paragraph-rsid="00392e0d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3ab1c5" officeooo:paragraph-rsid="003ab1c5"/>
    </style:style>
    <style:style style:name="P55" style:family="paragraph" style:parent-style-name="Standard">
      <loext:graphic-properties draw:fill="none"/>
      <style:paragraph-properties fo:margin-left="0.499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3b7572" officeooo:paragraph-rsid="003b7572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3b7572" officeooo:paragraph-rsid="003b7572"/>
    </style:style>
    <style:style style:name="P57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fo:font-weight="bold" officeooo:rsid="0061b7b4" officeooo:paragraph-rsid="0061b7b4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77dfc3" officeooo:paragraph-rsid="0077dfc3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7f977a" officeooo:paragraph-rsid="007f977a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8f7436" officeooo:paragraph-rsid="008f7436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6d06d8" officeooo:paragraph-rsid="006d06d8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.10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83cae0" officeooo:paragraph-rsid="0083cae0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407eaa" officeooo:paragraph-rsid="00407eaa"/>
    </style:style>
    <style:style style:name="P64" style:family="paragraph" style:parent-style-name="Standard" style:master-page-name="">
      <loext:graphic-properties draw:fill="none"/>
      <style:paragraph-properties fo:margin-left="1.199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582cm"/>
        </style:tab-stops>
      </style:paragraph-properties>
      <style:text-properties officeooo:rsid="00407eaa" officeooo:paragraph-rsid="00407eaa"/>
    </style:style>
    <style:style style:name="P6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47ced6" officeooo:paragraph-rsid="0047ced6"/>
    </style:style>
    <style:style style:name="P6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48f7a9" officeooo:paragraph-rsid="0048f7a9"/>
    </style:style>
    <style:style style:name="P67" style:family="paragraph" style:parent-style-name="Standard">
      <loext:graphic-properties draw:fill="none"/>
      <style:paragraph-properties fo:margin-left="0.10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4fe1c3" officeooo:paragraph-rsid="004fe1c3"/>
    </style:style>
    <style:style style:name="P68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rsid="004fe1c3" officeooo:paragraph-rsid="004fe1c3"/>
    </style:style>
    <style:style style:name="P69" style:family="paragraph" style:parent-style-name="Standard">
      <loext:graphic-properties draw:fill="none"/>
      <style:paragraph-properties fo:margin-left="0.10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5721e9" officeooo:paragraph-rsid="005721e9"/>
    </style:style>
    <style:style style:name="P70" style:family="paragraph" style:parent-style-name="Standard" style:master-page-name="">
      <loext:graphic-properties draw:fill="none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rsid="005721e9" officeooo:paragraph-rsid="00622d50"/>
    </style:style>
    <style:style style:name="P71" style:family="paragraph" style:parent-style-name="Standard" style:master-page-name="">
      <loext:graphic-properties draw:fill="none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rsid="005721e9" officeooo:paragraph-rsid="0078fb55"/>
    </style:style>
    <style:style style:name="P72" style:family="paragraph" style:parent-style-name="Standard">
      <loext:graphic-properties draw:fill="none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style="italic" officeooo:rsid="006d06d8" officeooo:paragraph-rsid="00724306" style:font-style-asian="italic" style:font-style-complex="italic"/>
    </style:style>
    <style:style style:name="P73" style:family="paragraph" style:parent-style-name="Standard">
      <loext:graphic-properties draw:fill="none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style="italic" officeooo:rsid="006d06d8" officeooo:paragraph-rsid="00752b94" style:font-style-asian="italic" style:font-style-complex="italic"/>
    </style:style>
    <style:style style:name="P74" style:family="paragraph" style:parent-style-name="Standard">
      <loext:graphic-properties draw:fill="none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style="italic" officeooo:rsid="006d06d8" officeooo:paragraph-rsid="0075b46c" style:font-style-asian="italic" style:font-style-complex="italic"/>
    </style:style>
    <style:style style:name="P75" style:family="paragraph" style:parent-style-name="Standard">
      <loext:graphic-properties draw:fill="none"/>
      <style:paragraph-properties fo:margin-left="1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style="italic" officeooo:rsid="006d06d8" officeooo:paragraph-rsid="006d06d8" style:font-style-asian="italic" style:font-style-complex="italic"/>
    </style:style>
    <style:style style:name="P76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officeooo:rsid="007e0e14" officeooo:paragraph-rsid="007e0e14"/>
    </style:style>
    <style:style style:name="P77" style:family="paragraph" style:parent-style-name="Standard" style:master-page-name="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style:page-number="auto" fo:background-color="transparent" fo:padding="0cm" fo:border="none">
        <style:tab-stops>
          <style:tab-stop style:position="0.582cm"/>
        </style:tab-stops>
      </style:paragraph-properties>
      <style:text-properties officeooo:rsid="0068422b" officeooo:paragraph-rsid="0068422b"/>
    </style:style>
    <style:style style:name="P78" style:family="paragraph" style:parent-style-name="Heading_20_2" style:list-style-name="WWNum5" style:master-page-name="">
      <loext:graphic-properties draw:fill="none"/>
      <style:paragraph-properties fo:margin-left="0cm" fo:margin-right="0cm" fo:margin-top="0.353cm" fo:margin-bottom="0.212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0.582cm"/>
        </style:tab-stops>
      </style:paragraph-properties>
      <style:text-properties officeooo:rsid="00392e0d" officeooo:paragraph-rsid="00392e0d"/>
    </style:style>
    <style:style style:name="P79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0991d" officeooo:paragraph-rsid="00b0991d" style:font-name-asian="Arial1" style:font-size-asian="12pt" style:font-style-asian="normal" style:font-weight-asian="normal" style:font-name-complex="Arial1" style:font-size-complex="12pt"/>
    </style:style>
    <style:style style:name="P80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0c702" officeooo:paragraph-rsid="00b0c702" style:font-name-asian="Arial1" style:font-size-asian="12pt" style:font-style-asian="normal" style:font-weight-asian="normal" style:font-name-complex="Arial1" style:font-size-complex="12pt"/>
    </style:style>
    <style:style style:name="P81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6551e" officeooo:paragraph-rsid="00e0475a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82" style:family="paragraph" style:parent-style-name="Standard" style:list-style-name="L1" style:master-page-name="Standard">
      <style:paragraph-properties fo:margin-top="0.3cm" fo:margin-bottom="0cm" style:contextual-spacing="false" fo:line-height="100%" style:page-number="1">
        <style:tab-stops>
          <style:tab-stop style:position="0.582cm"/>
        </style:tab-stops>
      </style:paragraph-properties>
    </style:style>
    <style:style style:name="P83" style:family="paragraph" style:parent-style-name="Standard" style:list-style-name="WWNum5" style:master-page-name="">
      <loext:graphic-properties draw:fill="none"/>
      <style:paragraph-properties fo:margin-left="1.3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style:page-number="auto" fo:break-before="auto" fo:break-after="auto" fo:background-color="transparent" fo:padding="0cm" fo:border="none" fo:keep-with-next="auto">
        <style:tab-stops>
          <style:tab-stop style:position="0.582cm"/>
        </style:tab-stops>
      </style:paragraph-properties>
      <style:text-properties officeooo:paragraph-rsid="007b352c"/>
    </style:style>
    <style:style style:name="P84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officeooo:rsid="00c839d3" officeooo:paragraph-rsid="00c839d3"/>
    </style:style>
    <style:style style:name="P85" style:family="paragraph" style:parent-style-name="Standard" style:list-style-name="L1">
      <style:paragraph-properties fo:margin-top="0.3cm" fo:margin-bottom="0cm" style:contextual-spacing="false" fo:line-height="100%">
        <style:tab-stops>
          <style:tab-stop style:position="0.582cm"/>
        </style:tab-stops>
      </style:paragraph-properties>
      <style:text-properties fo:font-size="11pt" fo:font-style="italic" officeooo:rsid="00c839d3" officeooo:paragraph-rsid="00c839d3" style:font-size-asian="11pt" style:font-style-asian="italic" style:font-size-complex="11pt"/>
    </style:style>
    <style:style style:name="P86" style:family="paragraph" style:parent-style-name="Standard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87" style:family="paragraph" style:parent-style-name="Standard" style:list-style-name="WWNum5" style:master-page-name="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style:page-number="auto" fo:background-color="transparent">
        <style:tab-stops>
          <style:tab-stop style:position="0.199cm"/>
          <style:tab-stop style:position="0.582cm"/>
        </style:tab-stops>
      </style:paragraph-properties>
      <style:text-properties fo:font-weight="bold" officeooo:rsid="003f80cf" officeooo:paragraph-rsid="003f80cf" style:font-weight-asian="bold" style:font-weight-complex="bold"/>
    </style:style>
    <style:style style:name="P88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199cm"/>
          <style:tab-stop style:position="0.582cm"/>
        </style:tab-stops>
      </style:paragraph-properties>
      <style:text-properties fo:font-weight="bold" officeooo:rsid="006c1052" officeooo:paragraph-rsid="006c1052" style:font-weight-asian="bold" style:font-weight-complex="bold"/>
    </style:style>
    <style:style style:name="P89" style:family="paragraph" style:parent-style-name="Standard" style:list-style-name="L2">
      <loext:graphic-properties draw:fill="none"/>
      <style:paragraph-properties fo:margin-top="0.4cm" fo:margin-bottom="0.3cm" style:contextual-spacing="false" fo:line-height="100%" fo:text-align="justify" style:justify-single-word="false" fo:orphans="0" fo:widows="0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c1579e" officeooo:paragraph-rsid="00c1579e" style:font-weight-asian="bold" style:font-weight-complex="bold"/>
    </style:style>
    <style:style style:name="P90" style:family="paragraph" style:parent-style-name="Standard" style:list-style-name="L2">
      <loext:graphic-properties draw:fill="none"/>
      <style:paragraph-properties fo:margin-top="0.4cm" fo:margin-bottom="0.3cm" style:contextual-spacing="false" fo:line-height="100%" fo:text-align="justify" style:justify-single-word="false" fo:orphans="0" fo:widows="0" fo:background-color="transparent" fo:padding="0cm" fo:border="none">
        <style:tab-stops>
          <style:tab-stop style:position="0.582cm"/>
        </style:tab-stops>
      </style:paragraph-properties>
      <style:text-properties fo:font-weight="bold" officeooo:rsid="00c1579e" officeooo:paragraph-rsid="00cd1e68" style:font-weight-asian="bold" style:font-weight-complex="bold"/>
    </style:style>
    <style:style style:name="P91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b09f18" officeooo:paragraph-rsid="00b09f18"/>
    </style:style>
    <style:style style:name="P92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b0991d" officeooo:paragraph-rsid="00b0991d"/>
    </style:style>
    <style:style style:name="P93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582cm"/>
        </style:tab-stops>
      </style:paragraph-properties>
      <style:text-properties officeooo:rsid="00b0c702" officeooo:paragraph-rsid="00b0c702"/>
    </style:style>
    <style:style style:name="P94" style:family="paragraph" style:parent-style-name="Standard" style:list-style-name="WWNum5">
      <loext:graphic-properties draw:fill="none"/>
      <style:paragraph-properties fo:margin-left="0cm" fo:margin-right="0cm" fo:margin-top="0.3cm" fo:margin-bottom="0cm" style:contextual-spacing="false" fo:line-height="100%" fo:text-align="justify" style:justify-single-word="false" fo:orphans="0" fo:widows="0" fo:text-indent="0cm" style:auto-text-indent="false" fo:background-color="transparent">
        <style:tab-stops>
          <style:tab-stop style:position="0.199cm"/>
          <style:tab-stop style:position="0.582cm"/>
        </style:tab-stops>
      </style:paragraph-properties>
      <style:text-properties fo:font-weight="normal" officeooo:rsid="00e08b73" officeooo:paragraph-rsid="00e08b73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.499cm" fo:margin-top="0.4cm" fo:margin-bottom="0.3cm" style:contextual-spacing="false" fo:line-height="100%" fo:text-align="justify" style:justify-single-word="false" fo:orphans="0" fo:widows="0" fo:text-indent="0cm" style:auto-text-indent="false" fo:background-color="transparent" fo:padding="0cm" fo:border="none">
        <style:tab-stops>
          <style:tab-stop style:position="0.582cm"/>
        </style:tab-stops>
      </style:paragraph-properties>
      <style:text-properties fo:font-weight="normal" officeooo:rsid="0091ab63" officeooo:paragraph-rsid="00e9c89a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92e0d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19c2d" style:font-name-asian="Arial1" style:font-size-asian="12pt" style:font-style-asian="normal" style:font-weight-asian="normal" style:font-name-complex="Arial1" style:font-size-complex="12pt" style:font-style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4abfa4" style:font-name-asian="Arial1" style:font-size-asian="12pt" style:font-style-asian="normal" style:font-weight-asian="normal" style:font-name-complex="Arial1" style:font-size-complex="12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4ba91f" style:font-name-asian="Arial1" style:font-size-asian="12pt" style:font-style-asian="normal" style:font-weight-asian="normal" style:font-name-complex="Arial1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6a2f9d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79db3" style:font-name-asian="Arial1" style:font-size-asian="12pt" style:font-style-asian="normal" style:font-weight-asian="normal" style:font-name-complex="Arial1" style:font-size-complex="12pt" style:font-style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91ab63" style:font-name-asian="Arial1" style:font-size-asian="12pt" style:font-style-asian="normal" style:font-weight-asian="normal" style:font-name-complex="Arial1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94a9ad" style:font-name-asian="Arial1" style:font-size-asian="12pt" style:font-style-asian="normal" style:font-weight-asian="normal" style:font-name-complex="Arial1" style:font-size-complex="12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ab908d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ad5159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35e276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09f18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233dc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bfda1f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d118c4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b7572" style:font-name-asian="Arial1" style:font-size-asian="12pt" style:font-style-asian="normal" style:font-weight-asian="bold" style:font-name-complex="Arial1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91ab63" style:font-name-asian="Arial1" style:font-size-asian="12pt" style:font-style-asian="normal" style:font-weight-asian="bold" style:font-name-complex="Arial1" style:font-size-complex="12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6a2f9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4abfa4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6b2aa4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e2a775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 style:font-style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6a2f9d" style:font-name-asian="Arial1" style:font-size-asian="12pt" style:font-style-asian="normal" style:font-name-complex="Arial1" style:font-size-complex="12pt" style:font-style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3fa23d" style:font-name-asian="Arial1" style:font-size-asian="12pt" style:font-style-asian="normal" style:font-name-complex="Arial1" style:font-size-complex="12pt" style:font-style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e00988" style:font-name-asian="Arial1" style:font-size-asian="12pt" style:font-style-asian="normal" style:font-name-complex="Arial1" style:font-size-complex="12pt" style:font-style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officeooo:rsid="00e2a775" style:font-name-asian="Arial1" style:font-size-asian="12pt" style:font-style-asian="normal" style:font-name-complex="Arial1" style:font-size-complex="12pt" style:font-style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48f7a9" style:font-name-asian="Arial1" style:font-size-asian="12pt" style:font-style-asian="italic" style:font-weight-asian="normal" style:font-name-complex="Arial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4abfa4" style:font-name-asian="Arial1" style:font-size-asian="12pt" style:font-style-asian="italic" style:font-weight-asian="normal" style:font-name-complex="Arial1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4a9ad" style:font-name-asian="Arial1" style:font-size-asian="12pt" style:font-style-asian="italic" style:font-weight-asian="normal" style:font-name-complex="Arial1" style:font-size-complex="12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4a9ad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4a9ad" style:font-name-asian="Arial1" style:font-size-asian="12pt" style:font-style-asian="italic" style:font-weight-asian="normal" style:font-name-complex="Arial1" style:font-size-complex="12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93143" style:font-name-asian="Arial1" style:font-size-asian="12pt" style:font-style-asian="italic" style:font-weight-asian="normal" style:font-name-complex="Arial1" style:font-size-complex="12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9b2580" style:font-name-asian="Arial1" style:font-size-asian="12pt" style:font-style-asian="italic" style:font-weight-asian="normal" style:font-name-complex="Arial1" style:font-size-complex="12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a15578" style:font-name-asian="Arial1" style:font-size-asian="12pt" style:font-style-asian="italic" style:font-weight-asian="normal" style:font-name-complex="Arial1" style:font-size-complex="12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87d40f" style:font-name-asian="Arial1" style:font-size-asian="12pt" style:font-style-asian="italic" style:font-weight-asian="normal" style:font-name-complex="Arial1" style:font-size-complex="12pt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officeooo:rsid="00c1579e" style:font-name-asian="Arial1" style:font-size-asian="12pt" style:font-style-asian="italic" style:font-weight-asian="normal" style:font-name-complex="Arial1" style:font-size-complex="12pt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4abfa4" style:font-name-asian="Arial1" style:font-size-asian="12pt" style:font-style-asian="italic" style:font-weight-asian="bold" style:font-name-complex="Arial1" style:font-size-complex="12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8f1bf9" style:font-name-asian="Arial1" style:font-size-asian="12pt" style:font-style-asian="italic" style:font-weight-asian="bold" style:font-name-complex="Arial1" style:font-size-complex="12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993143" style:font-name-asian="Arial1" style:font-size-asian="12pt" style:font-style-asian="italic" style:font-weight-asian="bold" style:font-name-complex="Arial1" style:font-size-complex="12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9b2580" style:font-name-asian="Arial1" style:font-size-asian="12pt" style:font-style-asian="italic" style:font-weight-asian="bold" style:font-name-complex="Arial1" style:font-size-complex="12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a15578" style:font-name-asian="Arial1" style:font-size-asian="12pt" style:font-style-asian="italic" style:font-weight-asian="bold" style:font-name-complex="Arial1" style:font-size-complex="12pt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94a9ad" style:font-name-asian="Arial1" style:font-size-asian="12pt" style:font-style-asian="italic" style:font-weight-asian="bold" style:font-name-complex="Arial1" style:font-size-complex="12pt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87d40f" style:font-name-asian="Arial1" style:font-size-asian="12pt" style:font-style-asian="italic" style:font-weight-asian="bold" style:font-name-complex="Arial1" style:font-size-complex="12pt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c1579e" style:font-name-asian="Arial1" style:font-size-asian="12pt" style:font-style-asian="italic" style:font-weight-asian="bold" style:font-name-complex="Arial1" style:font-size-complex="12pt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officeooo:rsid="0094a9a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officeooo:rsid="004abfa4" style:font-name-asian="Arial1" style:font-size-asian="12pt" style:font-style-asian="italic" style:font-weight-asian="bold" style:font-name-complex="Arial1" style:font-size-complex="12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officeooo:rsid="00993143" style:font-name-asian="Arial1" style:font-size-asian="12pt" style:font-style-asian="italic" style:font-weight-asian="bold" style:font-name-complex="Arial1" style:font-size-complex="12pt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officeooo:rsid="0087d40f" style:font-name-asian="Arial1" style:font-size-asian="12pt" style:font-style-asian="italic" style:font-weight-asian="bold" style:font-name-complex="Arial1" style:font-size-complex="12pt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normal" style:font-name-asian="Arial1" style:font-size-asian="12pt" style:font-style-asian="italic" style:font-weight-asian="normal" style:font-name-complex="Arial1" style:font-size-complex="12pt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normal" officeooo:rsid="00993143" style:font-name-asian="Arial1" style:font-size-asian="12pt" style:font-style-asian="italic" style:font-weight-asian="normal" style:font-name-complex="Arial1" style:font-size-complex="12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48f7a9" style:font-name-asian="Arial1" style:font-size-asian="8pt" style:font-style-asian="italic" style:font-weight-asian="normal" style:font-name-complex="Arial1" style:font-size-complex="8pt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 style:font-style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48f7a9" style:font-name-asian="Arial1" style:font-size-asian="8pt" style:font-style-asian="italic" style:font-weight-asian="normal" style:font-name-complex="Arial1" style:font-size-complex="8pt" style:font-style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53e3d" style:font-name-asian="Arial1" style:font-size-asian="8pt" style:font-style-asian="italic" style:font-weight-asian="normal" style:font-name-complex="Arial1" style:font-size-complex="8pt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7d40f" style:font-name-asian="Arial1" style:font-size-asian="8pt" style:font-style-asian="italic" style:font-weight-asian="normal" style:font-name-complex="Arial1" style:font-size-complex="8pt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53e3d" style:font-name-asian="Arial1" style:font-size-asian="8pt" style:font-style-asian="italic" style:font-weight-asian="normal" style:font-name-complex="Arial1" style:font-size-complex="8pt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b5094" style:font-name-asian="Arial1" style:font-size-asian="8pt" style:font-style-asian="italic" style:font-weight-asian="normal" style:font-name-complex="Arial1" style:font-size-complex="8pt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f1bf9" style:font-name-asian="Arial1" style:font-size-asian="8pt" style:font-style-asian="italic" style:font-weight-asian="normal" style:font-name-complex="Arial1" style:font-size-complex="8pt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4a9ad" style:font-name-asian="Arial1" style:font-size-asian="8pt" style:font-style-asian="italic" style:font-weight-asian="normal" style:font-name-complex="Arial1" style:font-size-complex="8pt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92d03" style:font-name-asian="Arial1" style:font-size-asian="8pt" style:font-style-asian="italic" style:font-weight-asian="normal" style:font-name-complex="Arial1" style:font-size-complex="8pt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b2580" style:font-name-asian="Arial1" style:font-size-asian="8pt" style:font-style-asian="italic" style:font-weight-asian="normal" style:font-name-complex="Arial1" style:font-size-complex="8pt" style:font-weight-complex="bold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d720f" style:font-name-asian="Arial1" style:font-size-asian="8pt" style:font-style-asian="italic" style:font-weight-asian="normal" style:font-name-complex="Arial1" style:font-size-complex="8pt" style:font-weight-complex="bold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f5be2" style:font-name-asian="Arial1" style:font-size-asian="8pt" style:font-style-asian="italic" style:font-weight-asian="normal" style:font-name-complex="Arial1" style:font-size-complex="8pt" style:font-weight-complex="bold"/>
    </style:style>
    <style:style style:name="T7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a15578" style:font-name-asian="Arial1" style:font-size-asian="8pt" style:font-style-asian="italic" style:font-weight-asian="normal" style:font-name-complex="Arial1" style:font-size-complex="8pt" style:font-weight-complex="bold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a23114" style:font-name-asian="Arial1" style:font-size-asian="8pt" style:font-style-asian="italic" style:font-weight-asian="normal" style:font-name-complex="Arial1" style:font-size-complex="8pt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c251b9" style:font-name-asian="Arial1" style:font-size-asian="8pt" style:font-style-asian="italic" style:font-weight-asian="normal" style:font-name-complex="Arial1" style:font-size-complex="8pt" style:font-weight-complex="bold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901691" style:font-name-asian="Arial1" style:font-size-asian="8pt" style:font-style-asian="italic" style:font-weight-asian="normal" style:font-name-complex="Arial1" style:font-size-complex="8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 style:font-weight-complex="norma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853e3d" style:font-name-asian="Arial1" style:font-size-asian="8pt" style:font-style-asian="italic" style:font-weight-asian="normal" style:font-name-complex="Arial1" style:font-size-complex="8pt" style:font-weight-complex="normal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officeooo:rsid="00e55504" style:font-name-asian="Arial1" style:font-size-asian="8pt" style:font-style-asian="italic" style:font-weight-asian="normal" style:font-name-complex="Arial1" style:font-size-complex="8pt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4dc87f" style:font-name-asian="Arial1" style:font-size-asian="9pt" style:font-style-asian="italic" style:font-weight-asian="normal" style:font-name-complex="Arial1" style:font-size-complex="9pt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2ce248" style:font-name-asian="Arial1" style:font-size-asian="9pt" style:font-style-asian="italic" style:font-weight-asian="normal" style:font-name-complex="Arial1" style:font-size-complex="9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853e3d" style:font-name-asian="Arial1" style:font-size-asian="9pt" style:font-style-asian="italic" style:font-weight-asian="normal" style:font-name-complex="Arial1" style:font-size-complex="9pt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8ad130" style:font-name-asian="Arial1" style:font-size-asian="9pt" style:font-style-asian="italic" style:font-weight-asian="normal" style:font-name-complex="Arial1" style:font-size-complex="9pt" style:font-weight-complex="bold"/>
    </style:style>
    <style:style style:name="T9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94a9ad" style:font-name-asian="Arial1" style:font-size-asian="9pt" style:font-style-asian="italic" style:font-weight-asian="normal" style:font-name-complex="Arial1" style:font-size-complex="9pt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italic" style:text-underline-style="none" fo:font-weight="normal" officeooo:rsid="00993143" style:font-name-asian="Arial1" style:font-size-asian="9pt" style:font-style-asian="italic" style:font-weight-asian="normal" style:font-name-complex="Arial1" style:font-size-complex="9pt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9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9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2e3287" style:font-name-asian="Arial1" style:font-size-asian="12pt" style:font-style-asian="normal" style:font-weight-asian="bold" style:font-name-complex="Arial1" style:font-size-complex="12pt"/>
    </style:style>
    <style:style style:name="T9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4b1ad" style:font-name-asian="Arial1" style:font-size-asian="12pt" style:font-style-asian="normal" style:font-weight-asian="bold" style:font-name-complex="Arial1" style:font-size-complex="12pt" style:font-weight-complex="bold"/>
    </style:style>
    <style:style style:name="T9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8f7436" style:font-name-asian="Arial1" style:font-size-asian="12pt" style:font-style-asian="normal" style:font-weight-asian="bold" style:font-name-complex="Arial1" style:font-size-complex="12pt" style:font-weight-complex="bold"/>
    </style:style>
    <style:style style:name="T9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91ab63" style:font-name-asian="Arial1" style:font-size-asian="12pt" style:font-style-asian="normal" style:font-weight-asian="bold" style:font-name-complex="Arial1" style:font-size-complex="12pt" style:font-weight-complex="bold"/>
    </style:style>
    <style:style style:name="T99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175b8" style:font-name-asian="Arial1" style:font-size-asian="12pt" style:font-style-asian="normal" style:font-weight-asian="bold" style:font-name-complex="Arial1" style:font-size-complex="12pt" style:font-weight-complex="bold"/>
    </style:style>
    <style:style style:name="T100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27bff" style:font-name-asian="Arial1" style:font-size-asian="12pt" style:font-style-asian="normal" style:font-weight-asian="bold" style:font-name-complex="Arial1" style:font-size-complex="12pt" style:font-weight-complex="bold"/>
    </style:style>
    <style:style style:name="T10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5e276" style:font-name-asian="Arial1" style:font-size-asian="12pt" style:font-style-asian="normal" style:font-weight-asian="bold" style:font-name-complex="Arial1" style:font-size-complex="12pt"/>
    </style:style>
    <style:style style:name="T10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748b4" style:font-name-asian="Arial1" style:font-size-asian="12pt" style:font-style-asian="normal" style:font-weight-asian="bold" style:font-name-complex="Arial1" style:font-size-complex="12pt"/>
    </style:style>
    <style:style style:name="T103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92e0d" style:font-name-asian="Arial1" style:font-size-asian="12pt" style:font-style-asian="normal" style:font-weight-asian="bold" style:font-name-complex="Arial1" style:font-size-complex="12pt"/>
    </style:style>
    <style:style style:name="T104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3b7572" style:font-name-asian="Arial1" style:font-size-asian="12pt" style:font-style-asian="normal" style:font-weight-asian="bold" style:font-name-complex="Arial1" style:font-size-complex="12pt"/>
    </style:style>
    <style:style style:name="T105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/>
    </style:style>
    <style:style style:name="T106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68422b" style:font-name-asian="Arial1" style:font-size-asian="12pt" style:font-style-asian="normal" style:font-weight-asian="bold" style:font-name-complex="Arial1" style:font-size-complex="12pt" style:font-style-complex="normal"/>
    </style:style>
    <style:style style:name="T107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officeooo:rsid="006a2f9d" style:font-name-asian="Arial1" style:font-size-asian="12pt" style:font-style-asian="normal" style:font-weight-asian="bold" style:font-name-complex="Arial1" style:font-size-complex="12pt" style:font-style-complex="normal"/>
    </style:style>
    <style:style style:name="T108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normal" officeooo:rsid="00392e0d" style:font-name-asian="Arial1" style:font-size-asian="12pt" style:font-style-asian="normal" style:font-weight-asian="normal" style:font-name-complex="Arial1" style:font-size-complex="12pt" style:font-weight-complex="normal"/>
    </style:style>
    <style:style style:name="T109" style:family="text">
      <style:text-properties fo:font-size="11pt" fo:font-style="italic" style:font-size-asian="11pt" style:font-style-asian="italic" style:font-size-complex="11pt"/>
    </style:style>
    <style:style style:name="T110" style:family="text">
      <style:text-properties fo:font-size="11pt" fo:font-style="italic" officeooo:rsid="00a9abc3" style:font-size-asian="11pt" style:font-style-asian="italic" style:font-size-complex="11pt"/>
    </style:style>
    <style:style style:name="T111" style:family="text">
      <style:text-properties fo:font-size="11pt" fo:font-style="italic" officeooo:rsid="00c839d3" style:font-size-asian="11pt" style:font-style-asian="italic" style:font-size-complex="11pt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3b7572" style:font-weight-asian="bold" style:font-weight-complex="bold"/>
    </style:style>
    <style:style style:name="T114" style:family="text">
      <style:text-properties fo:font-weight="bold" officeooo:rsid="00832f80" style:font-weight-asian="bold" style:font-weight-complex="bold"/>
    </style:style>
    <style:style style:name="T115" style:family="text">
      <style:text-properties fo:font-weight="bold" officeooo:rsid="0092c3ed" style:font-weight-asian="bold" style:font-weight-complex="bold"/>
    </style:style>
    <style:style style:name="T116" style:family="text">
      <style:text-properties fo:font-weight="bold" officeooo:rsid="0052fa64" style:font-weight-asian="bold" style:font-weight-complex="bold"/>
    </style:style>
    <style:style style:name="T117" style:family="text">
      <style:text-properties fo:font-weight="bold" officeooo:rsid="00dbe331" style:font-weight-asian="bold" style:font-weight-complex="bold"/>
    </style:style>
    <style:style style:name="T118" style:family="text">
      <style:text-properties fo:font-weight="bold" officeooo:rsid="00de07b9" style:font-weight-asian="bold" style:font-weight-complex="bold"/>
    </style:style>
    <style:style style:name="T119" style:family="text">
      <style:text-properties fo:font-weight="bold" officeooo:rsid="007cf888" style:font-weight-asian="bold" style:font-weight-complex="bold"/>
    </style:style>
    <style:style style:name="T120" style:family="text">
      <style:text-properties fo:font-weight="bold" officeooo:rsid="00e9bfd0" style:font-weight-asian="bold" style:font-weight-complex="bold"/>
    </style:style>
    <style:style style:name="T121" style:family="text">
      <style:text-properties fo:font-weight="bold" officeooo:rsid="00e9c89a" style:font-weight-asian="bold" style:font-weight-complex="bold"/>
    </style:style>
    <style:style style:name="T122" style:family="text">
      <style:text-properties fo:font-weight="bold" officeooo:rsid="00cb4367" style:font-weight-asian="bold" style:font-weight-complex="bold"/>
    </style:style>
    <style:style style:name="T123" style:family="text">
      <style:text-properties fo:font-weight="bold" officeooo:rsid="00eb1c01" style:font-weight-asian="bold" style:font-weight-complex="bold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officeooo:rsid="0091ab63" style:font-style-asian="italic" style:font-style-complex="italic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font-size="8pt" style:font-size-asian="8pt" style:font-size-complex="8pt"/>
    </style:style>
    <style:style style:name="T128" style:family="text">
      <style:text-properties fo:font-size="8pt" officeooo:rsid="00738cd4" style:font-size-asian="8pt" style:font-size-complex="8pt"/>
    </style:style>
    <style:style style:name="T129" style:family="text">
      <style:text-properties fo:font-size="8pt" officeooo:rsid="00752b94" style:font-size-asian="8pt" style:font-size-complex="8pt"/>
    </style:style>
    <style:style style:name="T130" style:family="text">
      <style:text-properties fo:font-size="8pt" officeooo:rsid="0078fb55" style:font-size-asian="8pt" style:font-size-complex="8pt"/>
    </style:style>
    <style:style style:name="T131" style:family="text">
      <style:text-properties fo:font-size="8pt" fo:font-style="italic" officeooo:rsid="0078fb55" style:font-size-asian="8pt" style:font-style-asian="italic" style:font-size-complex="8pt" style:font-style-complex="italic"/>
    </style:style>
    <style:style style:name="T132" style:family="text">
      <style:text-properties officeooo:rsid="003b7572"/>
    </style:style>
    <style:style style:name="T133" style:family="text">
      <style:text-properties officeooo:rsid="003c77c7"/>
    </style:style>
    <style:style style:name="T134" style:family="text">
      <style:text-properties officeooo:rsid="003fa23d"/>
    </style:style>
    <style:style style:name="T135" style:family="text">
      <style:text-properties officeooo:rsid="0044563e"/>
    </style:style>
    <style:style style:name="T136" style:family="text">
      <style:text-properties officeooo:rsid="0051267b"/>
    </style:style>
    <style:style style:name="T137" style:family="text">
      <style:text-properties officeooo:rsid="0052fa64"/>
    </style:style>
    <style:style style:name="T138" style:family="text">
      <style:text-properties officeooo:rsid="005ae323"/>
    </style:style>
    <style:style style:name="T139" style:family="text">
      <style:text-properties officeooo:rsid="005c7082"/>
    </style:style>
    <style:style style:name="T140" style:family="text">
      <style:text-properties officeooo:rsid="00632848"/>
    </style:style>
    <style:style style:name="T141" style:family="text">
      <style:text-properties officeooo:rsid="0063cad8"/>
    </style:style>
    <style:style style:name="T142" style:family="text">
      <style:text-properties officeooo:rsid="006cafbd"/>
    </style:style>
    <style:style style:name="T143" style:family="text">
      <style:text-properties officeooo:rsid="006ff0de"/>
    </style:style>
    <style:style style:name="T144" style:family="text">
      <style:text-properties officeooo:rsid="00724306"/>
    </style:style>
    <style:style style:name="T145" style:family="text">
      <style:text-properties officeooo:rsid="00738cd4"/>
    </style:style>
    <style:style style:name="T146" style:family="text">
      <style:text-properties officeooo:rsid="00752b94"/>
    </style:style>
    <style:style style:name="T147" style:family="text">
      <style:text-properties officeooo:rsid="007cf888"/>
    </style:style>
    <style:style style:name="T148" style:family="text">
      <style:text-properties officeooo:rsid="00a9abc3"/>
    </style:style>
    <style:style style:name="T149" style:family="text">
      <style:text-properties fo:font-weight="normal" style:font-weight-asian="normal" style:font-weight-complex="normal"/>
    </style:style>
    <style:style style:name="T150" style:family="text">
      <style:text-properties officeooo:rsid="00b530fc"/>
    </style:style>
    <style:style style:name="T151" style:family="text">
      <style:text-properties officeooo:rsid="00b87fe0"/>
    </style:style>
    <style:style style:name="T152" style:family="text">
      <style:text-properties fo:font-size="9pt" fo:font-style="italic" fo:font-weight="normal" officeooo:rsid="00b87fe0" style:font-size-asian="9pt" style:font-style-asian="italic" style:font-weight-asian="normal" style:font-size-complex="9pt" style:font-style-complex="italic" style:font-weight-complex="normal"/>
    </style:style>
    <style:style style:name="T153" style:family="text">
      <style:text-properties officeooo:rsid="00b999d1"/>
    </style:style>
    <style:style style:name="T154" style:family="text">
      <style:text-properties fo:color="#ff3333" loext:opacity="100%" style:text-position="sub 58%" fo:font-style="normal" fo:font-weight="bold" style:font-style-asian="normal" style:font-weight-asian="bold"/>
    </style:style>
    <style:style style:name="T155" style:family="text">
      <style:text-properties fo:color="#ff3333" loext:opacity="100%" fo:font-style="normal" fo:font-weight="bold" style:font-style-asian="normal" style:font-weight-asian="bold"/>
    </style:style>
    <style:style style:name="T156" style:family="text">
      <style:text-properties fo:color="#ff3333" loext:opacity="100%" fo:font-style="normal" fo:font-weight="bold" officeooo:rsid="0028ae5d" style:font-style-asian="normal" style:font-weight-asian="bold"/>
    </style:style>
    <style:style style:name="T157" style:family="text">
      <style:text-properties fo:color="#ff3333" loext:opacity="100%" fo:font-style="normal" fo:font-weight="bold" officeooo:rsid="00bfe3f8" style:font-style-asian="normal" style:font-weight-asian="bold"/>
    </style:style>
    <style:style style:name="T158" style:family="text">
      <style:text-properties fo:font-style="normal" style:font-style-asian="normal"/>
    </style:style>
    <style:style style:name="T159" style:family="text">
      <style:text-properties fo:font-style="normal" fo:font-weight="bold" style:font-style-asian="normal" style:font-weight-asian="bold" style:font-weight-complex="bold"/>
    </style:style>
    <style:style style:name="T160" style:family="text">
      <style:text-properties officeooo:rsid="00cb4367"/>
    </style:style>
    <style:style style:name="T161" style:family="text">
      <style:text-properties officeooo:rsid="00d168d9"/>
    </style:style>
    <style:style style:name="T162" style:family="text">
      <style:text-properties style:text-underline-style="solid" style:text-underline-width="auto" style:text-underline-color="font-color" officeooo:rsid="00d168d9"/>
    </style:style>
    <style:style style:name="T163" style:family="text">
      <style:text-properties style:text-underline-style="solid" style:text-underline-width="auto" style:text-underline-color="font-color" officeooo:rsid="0044563e"/>
    </style:style>
    <style:style style:name="T164" style:family="text">
      <style:text-properties style:text-underline-style="solid" style:text-underline-width="auto" style:text-underline-color="font-color" officeooo:rsid="00e36182"/>
    </style:style>
    <style:style style:name="T165" style:family="text">
      <style:text-properties style:text-underline-style="solid" style:text-underline-width="auto" style:text-underline-color="font-color" fo:font-weight="bold" officeooo:rsid="00e36182" style:font-weight-asian="bold" style:font-weight-complex="bold"/>
    </style:style>
    <style:style style:name="T166" style:family="text">
      <style:text-properties style:text-underline-style="solid" style:text-underline-width="auto" style:text-underline-color="font-color" officeooo:rsid="00e9c89a"/>
    </style:style>
    <style:style style:name="T167" style:family="text">
      <style:text-properties officeooo:rsid="00d5c1bd"/>
    </style:style>
    <style:style style:name="T168" style:family="text">
      <style:text-properties officeooo:rsid="00d7ad80"/>
    </style:style>
    <style:style style:name="T169" style:family="text">
      <style:text-properties officeooo:rsid="00d85902"/>
    </style:style>
    <style:style style:name="T170" style:family="text">
      <style:text-properties officeooo:rsid="00dbe331"/>
    </style:style>
    <style:style style:name="T171" style:family="text">
      <style:text-properties officeooo:rsid="00dc48c0"/>
    </style:style>
    <style:style style:name="T172" style:family="text">
      <style:text-properties officeooo:rsid="00de07b9"/>
    </style:style>
    <style:style style:name="T173" style:family="text">
      <style:text-properties officeooo:rsid="0066551e"/>
    </style:style>
    <style:style style:name="T174" style:family="text">
      <style:text-properties officeooo:rsid="00dfb541"/>
    </style:style>
    <style:style style:name="T175" style:family="text">
      <style:text-properties officeooo:rsid="00e0da3a"/>
    </style:style>
    <style:style style:name="T176" style:family="text">
      <style:text-properties officeooo:rsid="00e36182"/>
    </style:style>
    <style:style style:name="T177" style:family="text">
      <style:text-properties officeooo:rsid="00e6ed1e"/>
    </style:style>
    <style:style style:name="T178" style:family="text">
      <style:text-properties officeooo:rsid="00e82536"/>
    </style:style>
    <style:style style:name="T179" style:family="text">
      <style:text-properties officeooo:rsid="00e9bfd0"/>
    </style:style>
    <style:style style:name="T180" style:family="text">
      <style:text-properties officeooo:rsid="00e9c89a"/>
    </style:style>
    <style:style style:name="T181" style:family="text">
      <style:text-properties officeooo:rsid="00eb1c01"/>
    </style:style>
    <style:style style:name="T182" style:family="text">
      <style:text-properties officeooo:rsid="00ee54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6cm" fo:text-indent="-0.635cm" fo:margin-left="0.73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82"><text:span text:style-name="T111">P</text:span><text:span text:style-name="T110">reciso desta mensagem</text:span></text:p>
        </text:list-item>
        <text:list-item>
          <text:p text:style-name="P84"><text:span text:style-name="T110">N</text:span><text:span text:style-name="T109">ão sou exemplo</text:span></text:p>
        </text:list-item>
        <text:list-item>
          <text:p text:style-name="P85">Não é minha conforto</text:p>
        </text:list-item>
        <text:list-item>
          <text:p text:style-name="P85">Não olhe para irmão do lado, mas para você</text:p>
        </text:list-item>
      </text:list>
      <text:list text:style-name="WWNum5">
        <text:list-item>
          <text:list>
            <text:list-item>
              <text:p text:style-name="P78">Entorpecidos</text:p>
            </text:list-item>
            <text:list-item>
              <text:p text:style-name="P86">INTRO</text:p>
            </text:list-item>
          </text:list>
        </text:list-item>
      </text:list>
      <text:p text:style-name="P42"><text:span text:style-name="T103">2 </text:span><text:span text:style-name="T108">Coríntios</text:span><text:span text:style-name="T103"> 3:14</text:span><text:span text:style-name="T13"> </text:span><text:span text:style-name="T11">(</text:span><text:span text:style-name="T12">ARA</text:span><text:span text:style-name="T11">) </text:span><text:span text:style-name="T13">Mas os </text:span><text:span text:style-name="T22">sentidos deles se embotaram</text:span><text:span text:style-name="T13">. Pois até ao dia de hoje, quando fazem a leitura da antiga aliança, o mesmo véu permanece, não lhes sendo revelado que, em Cristo, é removido.</text:span></text:p>
      <text:list text:continue-numbering="true" text:style-name="WWNum5">
        <text:list-item>
          <text:p text:style-name="P91"><text:span text:style-name="T13">O </text:span><text:span text:style-name="T1">problema apontado neste texto, para os judeus é seus </text:span><text:span text:style-name="T19">sentido</text:span><text:span text:style-name="T1"> estavam </text:span><text:span text:style-name="T19">embotados</text:span><text:span text:style-name="T1">, </text:span><text:span text:style-name="T17">enfraquecidos </text:span><text:span text:style-name="T1">ou </text:span><text:span text:style-name="T17">enfraquecidos</text:span><text:span text:style-name="T1">.</text:span></text:p>
        </text:list-item>
        <text:list-item>
          <text:p text:style-name="P92"><text:span text:style-name="T16">E</text:span><text:span text:style-name="T14"> o</text:span><text:span text:style-name="T1">s seus sentidos, estão embotados?</text:span></text:p>
        </text:list-item>
        <text:list-item>
          <text:p text:style-name="P79">A sua capacidade de discernir a verdade e o erro estão obscurecidos?</text:p>
        </text:list-item>
      </text:list>
      <text:p text:style-name="P24"><text:span text:style-name="T101">Apocalipse 3:19</text:span><text:span text:style-name="T1"> Eu </text:span><text:span text:style-name="T19">repreendo</text:span><text:span text:style-name="T1"> e disciplino a </text:span><text:span text:style-name="T19">quantos amo</text:span><text:span text:style-name="T1">. Sê, pois, zeloso e arrepende-te.</text:span></text:p>
      <text:list text:continue-numbering="true" text:style-name="WWNum5">
        <text:list-item>
          <text:p text:style-name="P80">Quem é que DEUS repreende mesmo?</text:p>
        </text:list-item>
        <text:list-item>
          <text:p text:style-name="P93"><text:span text:style-name="T15">E DEUS</text:span><text:span text:style-name="T1"> te ama?</text:span></text:p>
        </text:list-item>
        <text:list-item>
          <text:p text:style-name="P80">E o que nós, <text:span text:style-name="T162">como</text:span><text:span text:style-name="T161"> </text:span>irmãos devemos fazer?</text:p>
        </text:list-item>
      </text:list>
      <text:p text:style-name="P24"><text:soft-page-break/><text:span text:style-name="T102">Hebreus 3:13</text:span><text:span text:style-name="T1"> pelo contrário, </text:span><text:span text:style-name="T19">exortai-vos mutuamente</text:span><text:span text:style-name="T1"> cada dia, durante o tempo que se chama </text:span><text:span text:style-name="T19">Hoje</text:span><text:span text:style-name="T1">, a fim de que nenhum de vós seja </text:span><text:span text:style-name="T19">endurecido</text:span><text:span text:style-name="T1"> pelo engano do pecado. </text:span></text:p>
      <text:p text:style-name="P53"><text:tab/>O que fazer para que nossos sentidos não sejam embotados?</text:p>
      <text:p text:style-name="P24"><text:span text:style-name="T103">1 Coríntios 6:19</text:span><text:span text:style-name="T1"> Acaso, não sabeis que o vosso corpo é </text:span><text:span text:style-name="T19">santuário</text:span><text:span text:style-name="T1"> do Espírito Santo, que está em vós, o qual tendes da parte de Deus, e que </text:span><text:span text:style-name="T2">NÃO </text:span><text:span text:style-name="T1">sois de vós mesmos?</text:span></text:p>
      <text:p text:style-name="P53"><text:tab/>O corpo não é seu. O corpo não é meu, mas de DEUS. Este corpo é temp<text:span text:style-name="T148">l</text:span>o de DEUS.</text:p>
      <text:p text:style-name="P55"><text:span text:style-name="T167">Três capítulos antes está escrito</text:span>:</text:p>
      <text:p text:style-name="P25"><text:span text:style-name="T103">1 Coríntios </text:span><text:span text:style-name="T104">3:17</text:span><text:span text:style-name="T1"> Se alguém destruir o santuário de Deus, </text:span><text:span text:style-name="T19">Deus o destruirá</text:span><text:span text:style-name="T1">; porque o santuário de Deus, </text:span><text:span text:style-name="T19">que sois vós</text:span><text:span text:style-name="T1">, </text:span><text:span text:style-name="T19">é sagrado</text:span><text:span text:style-name="T1">. </text:span></text:p>
      <text:p text:style-name="P56"><text:tab/>Não sou eu que falo, mas o próprio DEUS, afirma, com todas as letras: <text:span text:style-name="T112">NÃO HÁ SALVAÇÃO para quem destrói o corpo</text:span>. </text:p>
      <text:p text:style-name="P56"><text:tab/>ELE mesmo revela, que <text:span text:style-name="T112">destruirá</text:span> aqueles que não cuidam do corpo.</text:p>
      <text:p text:style-name="P24"><text:span text:style-name="T94">1 Coríntios </text:span><text:span text:style-name="T103">10:31</text:span><text:span text:style-name="T1"> Portanto, quer </text:span><text:span text:style-name="T19">comais, quer bebais</text:span><text:span text:style-name="T1"> ou façais outra coisa qualquer, fazei tudo </text:span><text:span text:style-name="T20">PARA</text:span><text:span text:style-name="T1"> a glória de Deus. </text:span></text:p>
      <text:p text:style-name="P53"><text:tab/>A bíblia diz que até o que comemos e o que <text:soft-page-break/>bebemos <text:span text:style-name="T113">DEVE</text:span> ser feito para a glória de DEUS.</text:p>
      <text:p text:style-name="P53"><text:span text:style-name="T133"><text:tab/>NÃO é</text:span> <text:span text:style-name="T133">possível </text:span>fazer o que queremos, <text:span text:style-name="T133">destruindo o templo de DEUS, e </text:span><text:span text:style-name="T168">fazer isso </text:span>para a glória de DEUS. </text:p>
      <text:p text:style-name="P54"><text:tab/>Não é possível glorificar a DEUS <text:span text:style-name="T168">destruindo o que é DELE</text:span>! <text:span text:style-name="T132">A consequência é sermos destruídos pelo próprio DEUS.</text:span></text:p>
      <text:list text:continue-numbering="true" text:style-name="WWNum5">
        <text:list-item>
          <text:list>
            <text:list-header>
              <text:p text:style-name="P87">COMO CUIDAR <text:span text:style-name="T134">do CORPO?</text:span></text:p>
            </text:list-header>
            <text:list-item>
              <text:p text:style-name="P94">São 5 pontos.</text:p>
            </text:list-item>
          </text:list>
        </text:list-item>
      </text:list>
      <text:p text:style-name="P77"><text:span text:style-name="T27">1º </text:span><text:span text:style-name="T23">A ALIMENTAÇÃO ORIGINAL</text:span></text:p>
      <text:p text:style-name="P26"><text:span text:style-name="T106">Gênesis 1:29-30</text:span><text:span text:style-name="T28"> E disse Deus: Eis que vos tenho dado toda a </text:span><text:span text:style-name="T23">erva que dê semente</text:span><text:span text:style-name="T28">, que está sobre a face de toda a terra; e toda a árvore, em que há fruto que dê semente, ser-vos-á para mantimento. ³⁰ E a todo o animal da terra, e a toda a ave dos céus, e a todo o réptil da terra, em que há alma vivente, toda a </text:span><text:span text:style-name="T23">erva verde</text:span><text:span text:style-name="T28"> será para mantimento; e assim foi. </text:span></text:p>
      <text:p text:style-name="P4"><text:tab/>Na criação não haveria morte. Nenhum animal morreria. Nenhuma carne se comeria.</text:p>
      <text:p text:style-name="P4"><text:tab/>Ao homem, <text:span text:style-name="T112">apenas</text:span> frutos e ervas que dessem semente era alimento. Já para os animais, as ervas <text:span text:style-name="T169">verdes</text:span> <text:span text:style-name="T150">(ervas do campo)</text:span> era alimento.</text:p>
      <text:p text:style-name="P6"><text:soft-page-break/><text:tab/>Mas quando o pecado entrou no mundo, tudo mudou!</text:p>
      <text:p text:style-name="P26"><text:span text:style-name="T105">Gênesis 3:18</text:span><text:span text:style-name="T28"> Ela produzirá também cardos e abrolhos, e tu comerás a </text:span><text:span text:style-name="T23">erva do campo</text:span><text:span text:style-name="T28">.</text:span></text:p>
      <text:p text:style-name="P5"><text:tab/>Quando o homem pecou DEUS amaldiçoou, <text:span text:style-name="T117">rebaixando-o</text:span><text:span text:style-name="T170">,</text:span> a comer <text:span text:style-name="T117">igual</text:span><text:span text:style-name="T170"> aos </text:span>animais. <text:span text:style-name="T171">A</text:span> comer a “erva do campo”.</text:p>
      <text:p text:style-name="P27"><text:span text:style-name="T105">Gênesis </text:span><text:span text:style-name="T107">9:3 </text:span><text:span text:style-name="T7">Tudo o que se </text:span><text:span text:style-name="T24">move</text:span><text:span text:style-name="T7"> e </text:span><text:span text:style-name="T24">vive</text:span><text:span text:style-name="T7"> ser-vos-á para alimento; </text:span><text:span text:style-name="T24">COMO</text:span><text:span text:style-name="T7"> vos dei a erva verde, tudo vos dou agora. </text:span></text:p>
      <text:p text:style-name="P45"><text:span text:style-name="T28"><text:tab/></text:span><text:span text:style-name="T29">Foi somente após o dilúvio que DEUS permitiu que se comece carne. </text:span></text:p>
      <text:p text:style-name="P7"><text:tab/>Gênesis não entra em detalhes, <text:span text:style-name="T172">mas</text:span><text:span text:style-name="T173"><text:tab/></text:span><text:span text:style-name="T172">DOIS capítulos antes, DEUS cria </text:span><text:span text:style-name="T118">distinção</text:span><text:span text:style-name="T172"> entre animais próprios e impróprios ao alimento.</text:span></text:p>
      <text:p text:style-name="P7"><text:tab/><text:span text:style-name="T172">Já </text:span>em Levítico 11 é especificado <text:span text:style-name="T174">mais detalhes sobre isso</text:span>.</text:p>
      <text:p text:style-name="P46"><text:span text:style-name="T28"><text:tab/>Mesmo que DEUS tenha permitido consumo de carne, isso ocorreu </text:span><text:span text:style-name="T26">APENAS</text:span><text:span text:style-name="T28"> após o dilúvio. <text:s/></text:span></text:p>
      <text:p text:style-name="P47"><text:span text:style-name="T28">O </text:span><text:span text:style-name="T23">fabricante</text:span><text:span text:style-name="T28"> do homem não </text:span><text:span text:style-name="T31">nos</text:span><text:span text:style-name="T28"> criou para comer carne.</text:span></text:p>
      <text:p text:style-name="P81">Animal algum é alimento! </text:p>
      <text:list text:continue-numbering="true" text:style-name="WWNum5">
        <text:list-item>
          <text:p text:style-name="P83"><text:span text:style-name="T38">Os médicos mundanos não podem explicar o rápido aumento das </text:span><text:soft-page-break/><text:span text:style-name="T38">doenças entre a família humana. Mas sabemos que muito desse sofrimento é causado por comer carne de animais mortos. </text:span><text:span text:style-name="T66">(Conselhos sobre o Regime Alimentar, Capítulo 23 - Carnes, pg. 330/386, Carta 83, 1901#</text:span><text:span text:style-name="T67">)</text:span></text:p>
          <text:list>
            <text:list-header>
              <text:p text:style-name="P88"><text:span text:style-name="T32">2º </text:span><text:span text:style-name="T30">D</text:span><text:span text:style-name="T28">ROGAS</text:span></text:p>
            </text:list-header>
          </text:list>
        </text:list-item>
      </text:list>
      <text:p text:style-name="P63"><text:tab/><text:span text:style-name="T142">E</text:span>limin<text:span text:style-name="T142">e</text:span> a<text:span text:style-name="T175">s</text:span> drogas:</text:p>
      <text:p text:style-name="P63"><text:tab/>Confira a lista de drogas psicotrópicas segundo o IMESC <text:span text:style-name="T141">(SLIDE)</text:span></text:p>
      <text:p text:style-name="P64"><text:a xlink:type="simple" xlink:href="https://imesc.sp.gov.br/index.php/classificacao-das-drogas/#:~:text=As+substâncias+que+compõem+o+grupo+de+Estimulantes+do+SNC,Anfetamina" text:style-name="Internet_20_link" text:visited-style-name="Visited_20_Internet_20_Link"><text:span text:style-name="T127">https://imesc.sp.gov.br/index.php/classificacao-das-drogas/#:~:text=As+subst%C3%A2ncias+que+comp%C3%B5em+o+grupo+de+Estimulantes+do+SNC,Anfetamina</text:span></text:a></text:p>
      <text:p text:style-name="P63"><text:span text:style-name="T176"><text:tab/>Agora n</text:span>ote <text:span text:style-name="T176">que</text:span> <text:span text:style-name="T119">oficialmente</text:span><text:span text:style-name="T147">,</text:span> tanto álcool quanto o café são <text:span text:style-name="T112">considerados</text:span> drogas e estão <text:span text:style-name="T163">juntos </text:span><text:span text:style-name="T164">no mesmo </text:span><text:span text:style-name="T165">grupo</text:span><text:span text:style-name="T176"> de</text:span><text:span text:style-name="T135"> </text:span>drogas como cocaína e anfetamina.</text:p>
      <text:p text:style-name="P57"><text:s/><text:tab/><text:tab/>ÁLCOOL</text:p>
      <text:p text:style-name="P65"><text:tab/>O álcool já é algo que as pessoas sabem que faz mal, mas muitos ainda consideram que em pequenas doses não há problemas. Porem, estudo de 2018 é <text:span text:style-name="T112">enfático</text:span> em afirmar o contrário.</text:p>
      <text:p text:style-name="P14"><text:span text:style-name="T35">não há nível seguro de consumo de álcool </text:span><text:span text:style-name="T85">[…] </text:span><text:span text:style-name="T36">o álcool é um problema colossal de saúde global </text:span><text:span text:style-name="T65">(BURTON, Robyn; SHERON, Nick. No level of alcohol consumption improves health. The Lancet, v. 392, n. 10152, p. 987-988, 2018)</text:span></text:p>
      <text:p text:style-name="P13"><text:a xlink:type="simple" xlink:href="https://www.thelancet.com/article/S0140-6736(18)31571-X/fulltext?utm_source=baytoday.ca&amp;utm_campaign=baytoday.ca&amp;utm_medium=referral" text:style-name="Internet_20_link" text:visited-style-name="Visited_20_Internet_20_Link"><text:span text:style-name="T64">https://www.thelancet.com/article/S0140-6736(18)31571-X/fulltext?utm_source=baytoday.ca&amp;utm_campaign=baytoday.ca&amp;utm</text:span><text:soft-page-break/><text:span text:style-name="T64">_medium=referral</text:span></text:a></text:p>
      <text:p text:style-name="P3">CAFÉ</text:p>
      <text:p text:style-name="P66"><text:span text:style-name="T8"><text:tab/>P</text:span><text:span text:style-name="T4">ara muitos </text:span><text:span text:style-name="T8">de fora, e talvez para alguns de dentro, </text:span><text:span text:style-name="T4">a</text:span><text:span text:style-name="T3"> grande surpresa </text:span><text:span text:style-name="T4">vai para o </text:span><text:span text:style-name="T3">café. </text:span><text:span text:style-name="T5">A cafeína </text:span><text:span text:style-name="T6">é</text:span><text:span text:style-name="T5"> tanto uma </text:span><text:span text:style-name="T25">droga</text:span><text:span text:style-name="T5"> que faz parte de </text:span><text:span text:style-name="T25">muitos remédios</text:span><text:span text:style-name="T5"> que se compra em farmácias.</text:span></text:p>
      <text:p text:style-name="P15"><text:span text:style-name="T37">“Abstende-vos das concupiscências da carne, que combatem contra a alma” [1 Pedro 2:11] ... Muitos admitem esta advertência como aplicando-se apenas aos licenciosos; </text:span><text:span text:style-name="T49">mas ela tem significado mais amplo</text:span><text:span text:style-name="T37">; guarda contra </text:span><text:span text:style-name="T49">toda satisfação danosa do </text:span><text:span text:style-name="T59">apetite</text:span><text:span text:style-name="T37"> ou das paixões. É uma advertência muito vigorosa contra o uso de </text:span><text:span text:style-name="T49">estimulantes</text:span><text:span text:style-name="T37"> e narcóticos tais como chá, </text:span><text:span text:style-name="T49">café</text:span><text:span text:style-name="T37">, fumo, </text:span><text:span text:style-name="T49">álcool</text:span><text:span text:style-name="T37"> e morfina. </text:span><text:span text:style-name="T87">(Conselhos sobre o Regime Alimentar, Capítulo 2 - Regime e espiritualidade, pg. 61/63. The Review and Herald, 25 de Janeiro de 1881)</text:span></text:p>
      <text:p text:style-name="P68"><text:tab/>Veja a lista de alimentos que mais contem cafeína: <text:span text:style-name="T138">(SLIDE: </text:span><text:span text:style-name="T140">café; cacau; erva mate, verde e preta; noz de cola; guarana</text:span><text:span text:style-name="T138">)</text:span></text:p>
      <text:p text:style-name="P67"><text:tab/>A ciência até a presente data não é unânime sobre o assunto. Há diversos estudos, <text:span text:style-name="T137">muitos </text:span><text:span text:style-name="T138">deles </text:span><text:span text:style-name="T137">renomados, </text:span><text:span text:style-name="T116">que</text:span><text:span text:style-name="T137"> acabam um contradizendo </text:span><text:span text:style-name="T138">um a</text:span><text:span text:style-name="T137">o outro, </text:span>provavelmente <text:span text:style-name="T136">(</text:span>suponho <text:span text:style-name="T136">eu)</text:span> por conta do lobby desta <text:soft-page-break/>indústria tão grande. </text:p>
      <text:p text:style-name="P69"><text:tab/>O que a ciência é fatídica em afirmar é que <text:span text:style-name="T151">ha</text:span> <text:span text:style-name="T151">efeitos </text:span><text:span text:style-name="T139">maléficos</text:span> na cafeína.</text:p>
      <text:p text:style-name="P61"><text:span text:style-name="T178">3. </text:span>AÇÚCAR</text:p>
      <text:p text:style-name="P51">Sim, o açúcar é uma droga, <text:span text:style-name="T177">veja o que a UNIMED diz sobre isso:</text:span></text:p>
      <text:p text:style-name="P75">O <text:span text:style-name="T112">açúcar</text:span> afeta os mensageiros químicos <text:span text:style-name="T112">cerebrais</text:span>, como a <text:span text:style-name="T112">serotonina</text:span> (que dá sensação de bem-estar) e a <text:span text:style-name="T112">dopamina</text:span> (recompensa). Ainda que de maneira bem mais leve, o efeito é comparável ao <text:span text:style-name="T112">vício</text:span> em drogas e pode causar <text:span text:style-name="T112">dependência</text:span> quando consumido em excesso. <text:span text:style-name="T143">(UNIMED //bit.ly/3RGHMDx)</text:span></text:p>
      <text:p text:style-name="P72">É melhor deixar em paz os doces. Deixai em paz aquelas so- bremesas doces que são colocadas sobre a mesa. Não necessitais delas. Precisais de uma mente clara para pensar segundo a vontade de Deus. <text:span text:style-name="T144">(CSRA, cap 19, Sobremesas, 281/328)</text:span></text:p>
      <text:p text:style-name="P73">Pudéssemos nós saber que os animais estavam em perfeita saúde, e eu <text:span text:style-name="T112">recomendaria</text:span> que o povo comesse <text:span text:style-name="T112">carne</text:span> de <text:span text:style-name="T112">preferência</text:span> a grandes quantidades de leite com <text:span text:style-name="T112">açúcar</text:span>. Ela não causaria o mal que leite com <text:span text:style-name="T112">açúcar</text:span> <text:soft-page-break/>ocasiona. <text:span text:style-name="T112">O açúcar obstrui o organismo</text:span>. Entrava o trabalho dos órgãos.<text:span text:style-name="T129">(Testemunhos para a Igreja, vol 2,Capítulo 52 - Temperança cristã, pg 330/369</text:span><text:span text:style-name="T146">)</text:span></text:p>
      <text:p text:style-name="P74">...segundo a luz que me foi dada, o <text:span text:style-name="T112">açúcar</text:span>, quando usado abundantemente, é <text:span text:style-name="T112">mais prejudicial </text:span><text:span text:style-name="T149">do</text:span><text:span text:style-name="T112"> que a carne</text:span>.<text:span text:style-name="T145">(</text:span><text:span text:style-name="T128">Testemunhos para a Igreja, vol 2, Capítulo 52 - Temperança cristã, pg 331/370)</text:span></text:p>
      <text:p text:style-name="P58">QUEIJO <text:span text:style-name="T152">(Ribened Cheese)</text:span></text:p>
      <text:p text:style-name="P70"><text:span text:style-name="T124">Queijo nunca deve ser introduzido no estômago. </text:span><text:span text:style-name="T131">(</text:span><text:span text:style-name="T130">Testemunhos para a Igreja, vol 2#Capítulo 7 -Negligência da reforma de saúde#pg 65/69#)</text:span></text:p>
      <text:p text:style-name="P71"><text:span text:style-name="T124">O queijo é ainda mais objetável; é totalmente impróprio como alimento. </text:span><text:span text:style-name="T131">(Ciência do Bom Viver#Capítulo 23 - O regime alimentar e a saúde,#pg 212/302</text:span><text:span text:style-name="T130">)</text:span></text:p>
      <text:p text:style-name="P59">TEMPERANÇA</text:p>
      <text:p text:style-name="P16"><text:span text:style-name="T35">O pecado do comer </text:span><text:span text:style-name="T48">imoderadamente</text:span><text:span text:style-name="T35">, em </text:span><text:span text:style-name="T48">grandes</text:span><text:span text:style-name="T35"> quantidades e com </text:span><text:span text:style-name="T48">muita freqüência</text:span><text:span text:style-name="T35"> alimentos </text:span><text:span text:style-name="T48">requintados</text:span><text:span text:style-name="T35"> e não saudáveis, destrói a salutar ação dos órgãos digestivos, afetando o </text:span><text:span text:style-name="T48">cérebro</text:span><text:span text:style-name="T35">, </text:span><text:span text:style-name="T48">pervertendo o juízo</text:span><text:span text:style-name="T35">, impedindo um racional, calmo e saudável pensamento e ação.</text:span><text:span text:style-name="T86">(</text:span><text:span text:style-name="T88">TPI-1</text:span><text:span text:style-name="T86">, </text:span><text:span text:style-name="T88">604</text:span><text:span text:style-name="T86">)</text:span></text:p>
      <text:p text:style-name="P29"><text:span text:style-name="T35">Portanto, para que o povo de Deus Lhe </text:span><text:soft-page-break/><text:span text:style-name="T35">seja aceitável, glorificando-O em seu corpo e espírito que Lhe pertencem, precisam, com interesse e zelo, negar a satisfação do apetite e exercitar temperança em todas as coisas. </text:span><text:span text:style-name="T86">(</text:span><text:span text:style-name="T88">TPI-1</text:span><text:span text:style-name="T86">, </text:span><text:span text:style-name="T88">604</text:span><text:span text:style-name="T86">)</text:span></text:p>
      <text:p text:style-name="P43"><text:span text:style-name="T124">Oh, quantos estão </text:span><text:span text:style-name="T126">baixos</text:span><text:span text:style-name="T124"> na escala da espiritualidade, porque </text:span><text:span text:style-name="T126">não se negam</text:span><text:span text:style-name="T124"> o próprio </text:span><text:span text:style-name="T126">apetite</text:span><text:span text:style-name="T124">! A energia nervosa do </text:span><text:span text:style-name="T126">cérebro</text:span><text:span text:style-name="T124"> é obscurecida e quase paralisada pelo </text:span><text:span text:style-name="T126">excesso</text:span><text:span text:style-name="T124"> no comer.</text:span> <text:span text:style-name="T69">(</text:span><text:span text:style-name="T68">Conselhos sobre regime alimentar, </text:span><text:span text:style-name="T69">61/63)</text:span></text:p>
      <text:p text:style-name="P44"><text:span text:style-name="T43">Pelo </text:span><text:span text:style-name="T51">apetite</text:span><text:span text:style-name="T43"> </text:span><text:span text:style-name="T63">desordenado</text:span><text:span text:style-name="T43"> Adão e Eva perderam o Éden. Para </text:span><text:span text:style-name="T51">alcançarmos</text:span><text:span text:style-name="T43"> o paraíso de Deus, </text:span><text:span text:style-name="T63">temos</text:span><text:span text:style-name="T43"> de ser </text:span><text:span text:style-name="T51">temperantes</text:span><text:span text:style-name="T43"> em </text:span><text:span text:style-name="T51">todas</text:span><text:span text:style-name="T43"> as coisas. </text:span><text:span text:style-name="T47">[...]. O pecado é vil, a </text:span><text:span text:style-name="T56">condescendência</text:span><text:span text:style-name="T47"> com o apetite é </text:span><text:span text:style-name="T56">sinal de fraqueza</text:span><text:span text:style-name="T47">, </text:span><text:span text:style-name="T56">covardia</text:span><text:span text:style-name="T47">, </text:span><text:span text:style-name="T56">degradação</text:span><text:span text:style-name="T47">;</text:span><text:span text:style-name="T46"> </text:span><text:span text:style-name="T74">(</text:span><text:span text:style-name="T81">Para Conhecê-LO, 650/312. The Review and Herald, 19 de Abril de 1887 </text:span><text:span text:style-name="T74">)</text:span></text:p>
      <text:p text:style-name="P39"><text:span text:style-name="T46">Que ninguém que professe piedade considere com </text:span><text:span text:style-name="T55">indiferença</text:span><text:span text:style-name="T46"> a s</text:span><text:span text:style-name="T55">aúde do corpo</text:span><text:span text:style-name="T46">, e se lisonjeie </text:span><text:span text:style-name="T61">pensando</text:span><text:span text:style-name="T55"> </text:span><text:span text:style-name="T51">NÃO</text:span><text:span text:style-name="T55"> ser pecado a </text:span><text:span text:style-name="T61">intemperança</text:span><text:span text:style-name="T46">, e não afetar sua </text:span><text:span text:style-name="T55">espiritualidade</text:span><text:span text:style-name="T46">. Existe </text:span><text:span text:style-name="T55">íntima</text:span><text:span text:style-name="T46"> afinidade entre a natureza</text:span><text:span text:style-name="T55"> física e a mora</text:span><text:span text:style-name="T51">l</text:span><text:span text:style-name="T43">.</text:span><text:span text:style-name="T46"> </text:span><text:span text:style-name="T74">(</text:span><text:span text:style-name="T71">Conselhos sobre regime alimentar, </text:span><text:span text:style-name="T75">147/165</text:span><text:span text:style-name="T74">)</text:span></text:p>
      <text:p text:style-name="P48"><text:tab/>Isso tudo é como indivíduos, entre cada um e DEUS. Mas...</text:p>
      <text:p text:style-name="P60">E COMO IGREJA?</text:p>
      <text:p text:style-name="P30"><text:soft-page-break/><text:span text:style-name="T126">Não sejam trazidos</text:span><text:span text:style-name="T124"> para nosso acampamento </text:span><text:span text:style-name="T125">[reuniões e igreja]</text:span><text:span text:style-name="T124"> </text:span><text:span text:style-name="T126">comidas</text:span><text:span text:style-name="T124"> e artigos de confeitaria </text:span><text:span text:style-name="T126">em contradição</text:span><text:span text:style-name="T124"> com a </text:span><text:span text:style-name="T126">luz</text:span><text:span text:style-name="T124"> comunicada a nosso povo quanto à </text:span><text:span text:style-name="T126">reforma de saúde</text:span><text:span text:style-name="T124">.</text:span> <text:span text:style-name="T69">(</text:span><text:span text:style-name="T68">Conselhos sobre regime alimentar, </text:span><text:span text:style-name="T82">282/330</text:span><text:span text:style-name="T69">)</text:span></text:p>
      <text:p text:style-name="P49"><text:tab/>A igreja, ao contrário de cada pessoa, não tem opção para decidir seguir ou não a verdade. A igreja tem um ensinamento a ser dado, e tudo que é feito pela igrej<text:span text:style-name="T153">a,</text:span> <text:span text:style-name="T153">ou servido</text:span> aqui na igreja <text:span text:style-name="T112">deve</text:span> seguir <text:span text:style-name="T112">estritamente</text:span> o que DEUS manda.</text:p>
      <text:p text:style-name="P50"><text:tab/>Ao contrário de cada um de nós, a igreja, não pode servir e nem permitir que aqui dentro seja consumido carne, doces, bombons, queijos, ou qualquer outra comida que contrarie os princípios da reforma de saúde!</text:p>
      <text:p text:style-name="P50"><text:tab/>E porque deveríamos nos atentar e nos preocupar com isso?</text:p>
      <text:p text:style-name="P18"><text:span text:style-name="T97">Daniel 9:11</text:span><text:span text:style-name="T1"> Sim, </text:span><text:span text:style-name="T19">todo</text:span><text:span text:style-name="T1"> o </text:span><text:span text:style-name="T34">Israel transgrediu a tua lei</text:span><text:span text:style-name="T1">, desviando-se, para não obedecer à tua voz; </text:span><text:span text:style-name="T19">por isso</text:span><text:span text:style-name="T1">, a </text:span><text:span text:style-name="T34">maldição</text:span><text:span text:style-name="T1"> e as imprecações que estão escritas na Lei de Moisés, servo de Deus, se derramaram sobre nós, porque </text:span><text:span text:style-name="T33">temos pecado contra ti</text:span><text:span text:style-name="T1">.</text:span></text:p>
      <text:p text:style-name="P50"><text:tab/>Daniel era pecador como eu e você, contudo o pecado a que ele se refere é aquele pegado cometido pela nação judaica, pelo povo <text:soft-page-break/>como igreja e não como indivíduos.</text:p>
      <text:p text:style-name="P50">E como povo, há pecados que eu e você temos, mesmo que não os tenhamos cometido, como foi o caso de Daniel.</text:p>
      <text:p text:style-name="P19"><text:span text:style-name="T97">Daniel </text:span><text:span text:style-name="T98">1</text:span><text:span text:style-name="T97">:</text:span><text:span text:style-name="T98">8 </text:span><text:span text:style-name="T9">Resolveu Daniel, </text:span><text:span text:style-name="T21">firmemente</text:span><text:span text:style-name="T9">, </text:span><text:span text:style-name="T21">não contaminar-se</text:span><text:span text:style-name="T9"> com as finas iguarias do rei, nem com o vinho que ele bebia; então, pediu ao chefe dos eunucos que lhe permitisse não contaminar-se.</text:span></text:p>
      <text:p text:style-name="P95"><text:tab/>Apesar de Daniel ser tão pecador quanto eu e você, o pecado de <text:span text:style-name="T112">quebrantar a lei</text:span><text:span text:style-name="T180"> </text:span>de Deus, <text:span text:style-name="T180">que foi previsto no </text:span><text:span text:style-name="T121">pentateuco</text:span><text:span text:style-name="T180">,</text:span> <text:span text:style-name="T180">NÃO</text:span> foi um pecado cometido <text:span text:style-name="T112">deliberadamente, </text:span>ou <text:span text:style-name="T112">abertamente</text:span>, por Daniel, <text:span text:style-name="T166">MAS</text:span> pelo <text:span text:style-name="T120">p</text:span><text:span text:style-name="T112">ovo</text:span> de Deus: <text:span text:style-name="T112">sua igreja</text:span>. </text:p>
      <text:p text:style-name="P50"><text:tab/>Apesar de Daniel <text:span text:style-name="T112">não</text:span> ter agido como todos em Israel, aquele pecado <text:span text:style-name="T112">era dele</text:span>, pois foi um pecado da igreja!</text:p>
      <text:p text:style-name="P52">O que você <text:span text:style-name="T160">faz </text:span>da vida diz respeito apenas a você e DEUS, mas como igreja, <text:span text:style-name="T160">todas as </text:span><text:span text:style-name="T122">ações</text:span><text:span text:style-name="T160"> são </text:span><text:span text:style-name="T182">escolhas</text:span><text:span text:style-name="T160"> </text:span><text:span text:style-name="T122">premeditadas</text:span><text:span text:style-name="T160"> </text:span><text:span text:style-name="T181">e, se são </text:span><text:span text:style-name="T123">contrárias</text:span><text:span text:style-name="T181">, </text:span><text:span text:style-name="T160">se tornam </text:span><text:span text:style-name="T122">pecado aberto </text:span><text:span text:style-name="T160">contra o Espírito Santo.</text:span></text:p>
      <text:p text:style-name="P50"><text:tab/><text:span text:style-name="T112">Se a igreja peca, você peca!</text:span> O contrário também é verdade. Lembre-se da história de Acã!</text:p>
      <text:p text:style-name="P76"><text:soft-page-break/><text:span text:style-name="T115">Primeiro apelo</text:span><text:span text:style-name="T112"> – </text:span><text:span text:style-name="T114">abrir atos</text:span></text:p>
      <text:p text:style-name="P17"><text:span text:style-name="T95">Atos 17:30</text:span><text:span text:style-name="T1"> Ora, não levou Deus em conta os tempos da ignorância; agora, porém, notifica aos homens que todos, em toda parte, se arrependam; </text:span></text:p>
      <text:p text:style-name="P28"><text:span text:style-name="T94">I Pedro 1:14-16</text:span><text:span text:style-name="T1"> Como filhos da obediência, não vos amoldeis às paixões que tínheis anteriormente na vossa </text:span><text:span text:style-name="T18">ignorância</text:span><text:span text:style-name="T1">; </text:span><text:span text:style-name="T93">15</text:span><text:span text:style-name="T1"> pelo contrário, segundo é santo aquele que vos chamou, tornai-vos santos também vós mesmos em todo o vosso procedimento, </text:span><text:span text:style-name="T93">16</text:span><text:span text:style-name="T1"> porque escrito está: Sede </text:span><text:span text:style-name="T18">santos</text:span><text:span text:style-name="T1">, porque eu sou santo.</text:span></text:p>
      <text:p text:style-name="P62">«TESTEMUNHO»</text:p>
      <text:list text:style-name="L2">
        <text:list-item>
          <text:p text:style-name="P89">Como é sua alimentação?</text:p>
        </text:list-item>
        <text:list-item>
          <text:p text:style-name="P90">Há quanto tempo você fez essa mudança radical na alimentação?</text:p>
        </text:list-item>
        <text:list-item>
          <text:p text:style-name="P90">Você fez tratamentos?</text:p>
        </text:list-item>
        <text:list-item>
          <text:p text:style-name="P90">E antes do Cevisa, você tentou fazer alguma mudança?</text:p>
        </text:list-item>
        <text:list-item>
          <text:p text:style-name="P90">É difícil?</text:p>
        </text:list-item>
        <text:list-item>
          <text:p text:style-name="P90">E hoje, você foi em médicos pra conferir se está saudável, se está tudo bem?</text:p>
        </text:list-item>
      </text:list>
      <text:p text:style-name="P35"><text:span text:style-name="T43">Precisamos apegar-nos mais </text:span><text:soft-page-break/><text:span text:style-name="T60">estritamente</text:span><text:span text:style-name="T43"> a um regime simples de </text:span><text:span text:style-name="T51">frutas, nozes, cereais e verdura</text:span><text:span text:style-name="T43">s</text:span><text:span text:style-name="T51"> </text:span><text:span text:style-name="T74">(</text:span><text:span text:style-name="T71">Conselhos sobre regime alimentar, </text:span><text:span text:style-name="T79">44</text:span><text:span text:style-name="T75">/</text:span><text:span text:style-name="T79">45</text:span><text:span text:style-name="T74">)</text:span></text:p>
      <text:p text:style-name="P34"><text:span text:style-name="T43">O regime tem </text:span><text:span text:style-name="T51">muito</text:span><text:span text:style-name="T43"> que ver com a </text:span><text:span text:style-name="T51">disposição</text:span><text:span text:style-name="T43"> de entrar em </text:span><text:span text:style-name="T51">tentação</text:span><text:span text:style-name="T43"> e </text:span><text:span text:style-name="T51">cometer pecado</text:span><text:span text:style-name="T43">.</text:span><text:span text:style-name="T51"> </text:span><text:span text:style-name="T74">(</text:span><text:span text:style-name="T71">Conselhos sobre regime alimentar, </text:span><text:span text:style-name="T78">51</text:span><text:span text:style-name="T75">/</text:span><text:span text:style-name="T78">53</text:span><text:span text:style-name="T74">)</text:span></text:p>
      <text:p text:style-name="P37"><text:span text:style-name="T42">Os que são de Cristo </text:span><text:span text:style-name="T54">crucificaram</text:span><text:span text:style-name="T42"> a carne com os seus </text:span><text:span text:style-name="T54">vícios</text:span><text:span text:style-name="T42">. </text:span><text:span text:style-name="T74">(</text:span><text:span text:style-name="T71">Conselhos sobre regime alimentar, </text:span><text:span text:style-name="T72">43/45</text:span><text:span text:style-name="T74">)</text:span></text:p>
      <text:p text:style-name="P33"><text:span text:style-name="T43">Se fecharmos os olhos à luz pelo temor de </text:span><text:span text:style-name="T51">ver</text:span><text:span text:style-name="T43"> os erros que </text:span><text:span text:style-name="T60">não</text:span><text:span text:style-name="T51"> desejamos abandonar</text:span><text:span text:style-name="T43">, nossos pecados não são por isto amenizados, </text:span><text:span text:style-name="T51">mas agravados</text:span><text:span text:style-name="T43">. Se a luz é </text:span><text:span text:style-name="T51">evitada</text:span><text:span text:style-name="T43"> num caso, <text:s/>será </text:span><text:span text:style-name="T51">desconsiderada</text:span><text:span text:style-name="T43"> noutro. </text:span><text:span text:style-name="T51">Tão pecado é</text:span><text:span text:style-name="T43"> violar as leis de nosso ser, </text:span><text:span text:style-name="T51">como quebrar um dos Dez Mandamentos </text:span><text:span text:style-name="T74">(</text:span><text:span text:style-name="T71">Conselhos sobre regime alimentar, </text:span><text:span text:style-name="T77">43</text:span><text:span text:style-name="T75">/</text:span><text:span text:style-name="T77">45</text:span><text:span text:style-name="T74">)</text:span></text:p>
      <text:p text:style-name="P36"><text:span text:style-name="T40">Aqueles que, tendo tido </text:span><text:span text:style-name="T57">luz</text:span><text:span text:style-name="T40"> sobre a questão de </text:span><text:span text:style-name="T57">comer e vestir-se</text:span><text:span text:style-name="T40"> com </text:span><text:span text:style-name="T57">simplicidade</text:span><text:span text:style-name="T40">, em obediência a leis morais e físicas, ainda deixam a luz que lhes indica o dever, </text:span><text:span text:style-name="T57">fugirão</text:span><text:span text:style-name="T40"> ao seu dever em </text:span><text:span text:style-name="T57">outras coisas</text:span><text:span text:style-name="T40">. Por fugirem à cruz que deviam assumir a fim de estar em harmonia com a lei natural, </text:span><text:span text:style-name="T57">maculam a consciência</text:span><text:span text:style-name="T40">; e, para evitar descrédito, </text:span><text:span text:style-name="T57">violarão os Dez Mandamentos</text:span><text:span text:style-name="T40">.</text:span><text:span text:style-name="T39"> </text:span><text:span text:style-name="T91">(</text:span><text:span text:style-name="T89">Conselhos sobre regime alimentar, 47/49</text:span><text:span text:style-name="T91">)</text:span></text:p>
      <text:p text:style-name="P20"><text:soft-page-break/><text:span text:style-name="T96">I João 3:9</text:span><text:span text:style-name="T10"> Qualquer que é nascido de Deus não permanece em pecado; porque a sua semente permanece nele; e não pode pecar, porque é nascido de Deus.</text:span></text:p>
      <text:p text:style-name="P41"><text:span text:style-name="T48">Tudo</text:span><text:span text:style-name="T41"> que nos </text:span><text:span text:style-name="T48">diminui</text:span><text:span text:style-name="T41"> a força física, </text:span><text:span text:style-name="T48">enfraquece a mente</text:span><text:span text:style-name="T41"> e a torna </text:span><text:span text:style-name="T48">menos</text:span><text:span text:style-name="T41"> capaz de discernir </text:span><text:span text:style-name="T48">entre o bem e o mal</text:span><text:span text:style-name="T41">. Ficamos menos aptos para escolher o bem, e temos </text:span><text:span text:style-name="T62">menos</text:span><text:span text:style-name="T41"> </text:span><text:span text:style-name="T48">força de vontade</text:span><text:span text:style-name="T41"> para fazer aquilo que sabemos ser </text:span><text:span text:style-name="T48">justo</text:span><text:span text:style-name="T41">.</text:span><text:span text:style-name="T83">(</text:span><text:span text:style-name="T84">Conselhos sobre regime alimentar, 47/49</text:span><text:span text:style-name="T83">)</text:span></text:p>
      <text:p text:style-name="P38"><text:span text:style-name="T41">Nossos </text:span><text:span text:style-name="T48">hábitos no comer</text:span><text:span text:style-name="T41"> e no beber mostram </text:span><text:span text:style-name="T48">se</text:span><text:span text:style-name="T41"> </text:span><text:span text:style-name="T48">somos</text:span><text:span text:style-name="T41"> do </text:span><text:span text:style-name="T48">mundo</text:span><text:span text:style-name="T41"> ou se estamos entre aqueles a quem o Senhor com Sua poderosa cunha da verdade </text:span><text:span text:style-name="T48">separou </text:span><text:span text:style-name="T50">DO</text:span><text:span text:style-name="T48"> mundo</text:span><text:span text:style-name="T41">. </text:span><text:span text:style-name="T70">(</text:span><text:span text:style-name="T71">Conselhos sobre regime alimentar, </text:span><text:span text:style-name="T73">56</text:span><text:span text:style-name="T72">/</text:span><text:span text:style-name="T73">58</text:span><text:span text:style-name="T70">)</text:span></text:p>
      <text:p text:style-name="P40"><text:span text:style-name="T48">Não devemos</text:span><text:span text:style-name="T41"> ser dominados para </text:span><text:span text:style-name="T48">pôr na boca alimento</text:span><text:span text:style-name="T41"> que produza uma condição </text:span><text:span text:style-name="T48">mórbida</text:span><text:span text:style-name="T41">, por mais que dele gostemos. Por quê? — Porque </text:span><text:span text:style-name="T48">somos propriedade de Deus</text:span><text:span text:style-name="T41">. Tendes uma coroa a conquistar, </text:span><text:span text:style-name="T48">um Céu a ganhar</text:span><text:span text:style-name="T41">, um inferno a evitar. </text:span><text:span text:style-name="T70">(</text:span><text:span text:style-name="T71">Conselhos sobre regime alimentar, </text:span><text:span text:style-name="T74">281/329</text:span><text:span text:style-name="T70">)</text:span></text:p>
      <text:p text:style-name="P36"><text:span text:style-name="T43">A força dominante do </text:span><text:span text:style-name="T51">apetite</text:span><text:span text:style-name="T43"> demonstrar-se-á a </text:span><text:span text:style-name="T51">ruína</text:span><text:span text:style-name="T43"> de milhares, quando, </text:span><text:span text:style-name="T53">SE</text:span><text:span text:style-name="T43"> houvessem triunfado nesse ponto, teriam tido força moral para </text:span><text:span text:style-name="T51">ganhar a vitória</text:span><text:span text:style-name="T43"> </text:span><text:soft-page-break/><text:span text:style-name="T43">sobre </text:span><text:span text:style-name="T60">qualquer</text:span><text:span text:style-name="T43"> outra </text:span><text:span text:style-name="T51">tentação</text:span><text:span text:style-name="T43"> de Satanás. Os que são escravos do apetite, no entanto, </text:span><text:span text:style-name="T60">deixarão</text:span><text:span text:style-name="T51"> de aperfeiçoar caráter cristão</text:span><text:span text:style-name="T43">.</text:span><text:span text:style-name="T51"> </text:span><text:span text:style-name="T74">(</text:span><text:span text:style-name="T80">TI 3, pg 470/492</text:span><text:span text:style-name="T74">)</text:span></text:p>
      <text:p text:style-name="P32"><text:span text:style-name="T43">Negar o apetite requer decisão de </text:span><text:span text:style-name="T51">caráter</text:span><text:span text:style-name="T43">. Por falta dessa decisão, multidões se arruínam. Fracos, maleáveis, fáceis de ser </text:span><text:span text:style-name="T44">guiado</text:span><text:span text:style-name="T43">s, muitos homens e mulheres </text:span><text:span text:style-name="T51">fracassam </text:span><text:span text:style-name="T60">completamente</text:span><text:span text:style-name="T43"> quanto a tornar-se aquilo que Deus deseja que sejam. </text:span><text:span text:style-name="T44">[...]</text:span><text:span text:style-name="T43"> </text:span><text:span text:style-name="T63">não</text:span><text:span text:style-name="T43"> podem ter êxito na tarefa diária de </text:span><text:span text:style-name="T51">vence</text:span><text:span text:style-name="T52">r</text:span><text:span text:style-name="T43"> </text:span><text:span text:style-name="T44">[…] </text:span><text:span text:style-name="T43">e quão difícil lhes é tornarem-se </text:span><text:span text:style-name="T51">cristãos genuínos</text:span><text:span text:style-name="T43">!</text:span><text:span text:style-name="T41"> </text:span><text:span text:style-name="T74">(</text:span><text:span text:style-name="T71">Conselhos sobre regime alimentar, </text:span><text:span text:style-name="T76">148</text:span><text:span text:style-name="T75">/16</text:span><text:span text:style-name="T76">6</text:span><text:span text:style-name="T74">)</text:span></text:p>
      <text:p text:style-name="P21"><text:span text:style-name="T99">I Coríntios </text:span><text:span text:style-name="T100">9:27</text:span><text:span text:style-name="T10"> Mas esmurro o meu corpo e o reduzo à escravidão, para que, tendo pregado a outros, não venha eu mesmo a ser desqualificado. </text:span></text:p>
      <text:p text:style-name="P31"><text:span text:style-name="T41">Muitos desejam a </text:span><text:span text:style-name="T48">recompensa final</text:span><text:span text:style-name="T41"> e a </text:span><text:span text:style-name="T48">vitória</text:span><text:span text:style-name="T41"> concedidas aos vencedores, mas </text:span><text:span text:style-name="T48">não estão dispostos</text:span><text:span text:style-name="T41"> a suportar fadiga, </text:span><text:span text:style-name="T48">privação</text:span><text:span text:style-name="T41"> e </text:span><text:span text:style-name="T48">renúncia do próprio eu</text:span><text:span text:style-name="T41">, como fez o Redentor. É </text:span><text:span text:style-name="T58">unicamente</text:span><text:span text:style-name="T41"> por meio da </text:span><text:span text:style-name="T48">obediência</text:span><text:span text:style-name="T41"> e de </text:span><text:span text:style-name="T58">contínuo esforço</text:span><text:span text:style-name="T41"> que havemos de vencer como Cristo venceu. </text:span><text:span text:style-name="T70">(</text:span><text:span text:style-name="T74">TI</text:span><text:span text:style-name="T71">, </text:span><text:span text:style-name="T74">3, 470/492)</text:span></text:p>
      <text:p text:style-name="P41"><text:span text:style-name="T43">Os que vencem como Cristo venceu </text:span><text:span text:style-name="T51">precisam guardar-se continuamente</text:span><text:span text:style-name="T43"> contra as tentações de Satanás. O </text:span><text:span text:style-name="T51">apetite</text:span><text:span text:style-name="T43"> </text:span><text:soft-page-break/><text:span text:style-name="T43">e as paixões devem ser restringidos e postos em sujeição ao domínio de uma consciência esclarecida,...</text:span><text:span text:style-name="T92">(</text:span><text:span text:style-name="T90">Conselhos para a Igreja, vol. 3, 470/492</text:span><text:span text:style-name="T92">)</text:span></text:p>
      <text:p text:style-name="P41"><text:span text:style-name="T51">Despertai de vossa letargia</text:span><text:span text:style-name="T43">, e Cristo vos dará vida. Mudai </text:span><text:span text:style-name="T51">vosso</text:span><text:span text:style-name="T43"> modo de viver, de </text:span><text:span text:style-name="T51">comer e de beber</text:span><text:span text:style-name="T43">, e vosso sistema de trabalho. Enquanto continuardes no caminho que tendes seguido por anos, </text:span><text:span text:style-name="T51">não podereis discernir</text:span><text:span text:style-name="T43"> com clareza coisas eternas e sagradas. </text:span><text:span text:style-name="T45">[...]</text:span><text:span text:style-name="T43"> </text:span><text:span text:style-name="T60">Não</text:span><text:span text:style-name="T43"> </text:span><text:span text:style-name="T51">tendes crescido</text:span><text:span text:style-name="T43"> em espírito, </text:span><text:span text:style-name="T51">mas aumentado </text:span><text:span text:style-name="T43">em</text:span><text:span text:style-name="T51"> trevas</text:span><text:span text:style-name="T43">.</text:span><text:span text:style-name="T51"> </text:span><text:span text:style-name="T74">(</text:span><text:span text:style-name="T71">Conselhos sobre regime alimentar, </text:span><text:span text:style-name="T79">44</text:span><text:span text:style-name="T75">/</text:span><text:span text:style-name="T79">45</text:span><text:span text:style-name="T74">)</text:span></text:p>
      <text:p text:style-name="P22"><text:span text:style-name="T154">NVI</text:span><text:span text:style-name="T155"> </text:span><text:span text:style-name="T156">Hebreus 12:14</text:span><text:span text:style-name="T158"> Segui a paz com todos, e a </text:span><text:span text:style-name="T159">santificação</text:span><text:span text:style-name="T158">, sem a qual ninguém verá o Senhor;</text:span></text:p>
      <text:p text:style-name="P9">Sem o que não é possível ver o senhor?</text:p>
      <text:p text:style-name="P8">Não quero que saiam desanimados e desesperados. Jesus está conosco. </text:p>
      <text:p text:style-name="P23"><text:span text:style-name="T157">Filipenses 2:13</text:span><text:span text:style-name="T158"> ¹³ pois é Deus quem efetua em vocês tanto o querer quanto o realizar, de acordo com a boa vontade dele. Filipenses 2:13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c1579e" officeooo:paragraph-rsid="00c1579e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Entorpecidos</text:p>
            </table:table-cell>
            <table:table-cell table:style-name="Table1.A1" office:value-type="string">
              <text:p text:style-name="MP3"><text:page-number text:select-page="current">16</text:page-number><text:span text:style-name="MT1">/</text:span><text:page-count>16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05T22:18:23.725000000</dc:date>
    <meta:editing-duration>PT15H35M44S</meta:editing-duration>
    <meta:editing-cycles>180</meta:editing-cycles>
    <meta:document-statistic meta:table-count="1" meta:image-count="0" meta:object-count="0" meta:page-count="16" meta:paragraph-count="118" meta:word-count="2574" meta:character-count="15271" meta:non-whitespace-character-count="12764"/>
  </office:meta>
</office:document-meta>
</file>